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gr2" style:family="graphic" style:parent-style-name="standard">
      <style:graphic-properties draw:stroke="none" svg:stroke-color="#000000" draw:fill="none" draw:fill-color="#ffffff" fo:min-height="9.259cm"/>
    </style:style>
    <style:style style:name="gr3" style:family="graphic" style:parent-style-name="standard">
      <style:graphic-properties draw:stroke="none" svg:stroke-color="#000000" draw:fill="none" draw:fill-color="#ffffff" fo:min-height="7.751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fo:min-height="10.672cm"/>
    </style:style>
    <style:style style:name="gr7" style:family="graphic" style:parent-style-name="standard">
      <style:graphic-properties draw:stroke="none" svg:stroke-color="#000000" draw:fill="none" draw:fill-color="#ffffff" fo:min-height="11.942cm"/>
    </style:style>
    <style:style style:name="gr8" style:family="graphic" style:parent-style-name="standard">
      <style:graphic-properties draw:stroke="none" svg:stroke-color="#000000" draw:fill="none" draw:fill-color="#ffffff" fo:min-height="4.703cm"/>
    </style:style>
    <style:style style:name="gr9" style:family="graphic" style:parent-style-name="standard">
      <style:graphic-properties draw:stroke="none" svg:stroke-color="#000000" draw:fill="none" draw:fill-color="#ffffff" fo:min-height="4.957cm"/>
    </style:style>
    <style:style style:name="gr10" style:family="graphic" style:parent-style-name="standard">
      <style:graphic-properties draw:textarea-horizontal-align="justify" draw:textarea-vertical-align="middle" draw:auto-grow-height="false" fo:min-height="4.322cm" fo:min-width="6.739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12" style:family="graphic" style:parent-style-name="standard">
      <style:graphic-properties draw:fill="none" draw:textarea-vertical-align="middle" draw:auto-grow-height="false" fo:min-height="13.605cm" fo:min-width="1.015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44cm" fo:min-width="7.755cm"/>
    </style:style>
    <style:style style:name="gr18" style:family="graphic" style:parent-style-name="standard">
      <style:graphic-properties draw:stroke="none" svg:stroke-color="#000000" draw:fill="none" draw:fill-color="#ffffff" fo:min-height="15.371cm"/>
    </style:style>
    <style:style style:name="gr19" style:family="graphic" style:parent-style-name="standard">
      <style:graphic-properties draw:stroke="none" svg:stroke-color="#000000" draw:fill="none" draw:fill-color="#ffffff" fo:min-height="1.401cm"/>
    </style:style>
    <style:style style:name="gr20" style:family="graphic" style:parent-style-name="standard">
      <style:graphic-properties svg:stroke-color="#ffffff" draw:fill-color="#ce181e" draw:opacity="38%" draw:textarea-horizontal-align="justify" draw:textarea-vertical-align="middle" draw:auto-grow-height="false" fo:min-height="2.893cm" fo:min-width="2.914cm" draw:shadow="hidden"/>
    </style:style>
    <style:style style:name="gr21" style:family="graphic" style:parent-style-name="standard">
      <style:graphic-properties draw:stroke="none" svg:stroke-color="#000000" draw:fill="none" draw:fill-color="#ffffff" fo:min-height="10.545cm"/>
    </style:style>
    <style:style style:name="P1" style:family="paragraph">
      <style:text-properties fo:font-size="40pt"/>
    </style:style>
    <style:style style:name="P2" style:family="paragraph">
      <loext:graphic-properties draw:fill="none" draw:fill-color="#ffffff"/>
      <style:text-properties fo:font-size="4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e181e" draw:opacity="38%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093cm" svg:height="9.144cm" svg:x="1.635cm" svg:y="2.778cm">
          <draw:text-box>
            <text:p text:style-name="P1">How we benefits from KIND (kubernetes in docker)</text:p>
          </draw:text-box>
        </draw:frame>
        <draw:frame draw:style-name="gr2" draw:text-style-name="P2" draw:layer="layout" svg:width="16.534cm" svg:height="9.509cm" svg:x="2.397cm" svg:y="9.906cm">
          <draw:text-box>
            <text:p text:style-name="P1">Dario Maiocchi </text:p>
            <text:p text:style-name="P1">Alvaro Saurin</text:p>
          </draw:text-box>
        </draw:frame>
      </draw:page>
      <draw:page draw:name="page2" draw:style-name="dp1" draw:master-page-name="Default">
        <draw:frame draw:style-name="gr3" draw:text-style-name="P3" draw:layer="layout" svg:width="16.764cm" svg:height="8.001cm" svg:x="1.762cm" svg:y="3.667cm">
          <draw:text-box>
            <text:p><text:s/>* Kind ecosystems and operators ( Dario Maiocchi)</text:p>
            <text:p/>
            <text:p><text:s/>* Kind with custom images and in kubic-init context <text:s/>( Alvaro Saurin)</text:p>
          </draw:text-box>
        </draw:frame>
      </draw:page>
      <draw:page draw:name="page3" draw:style-name="dp1" draw:master-page-name="Default">
        <draw:frame draw:style-name="gr4" draw:text-style-name="P3" draw:layer="layout" svg:width="18.161cm" svg:height="10.16cm" svg:x="3.921cm" svg:y="3.032cm">
          <draw:text-box>
            <text:p>What is kind ? </text:p>
            <text:p/>
            <text:p><text:a xlink:href="https://github.com/kubernetes-sigs/kind" xlink:type="simple">https://github.com/kubernetes-sigs/kind</text:a></text:p>
            <text:p/>
            <text:p/>
            <text:p>Kubernetes in docker </text:p>
            <text:p/>
            <text:p/>
            <text:p/>
          </draw:text-box>
        </draw:frame>
      </draw:page>
      <draw:page draw:name="page4" draw:style-name="dp1" draw:master-page-name="Default">
        <draw:frame draw:style-name="gr5" draw:text-style-name="P4" draw:layer="layout" svg:width="9.981cm" svg:height="0.963cm" svg:x="5.37cm" svg:y="4.81cm">
          <draw:text-box>
            <text:p><text:s/>* Kind ecosystems and operators</text:p>
          </draw:text-box>
        </draw:frame>
        <draw:frame draw:style-name="gr6" draw:text-style-name="P3" draw:layer="layout" svg:width="18.796cm" svg:height="10.922cm" svg:x="2.016cm" svg:y="8.747cm">
          <draw:text-box>
            <text:p>1) The general <text:s/>idea about how kind fit in our existing context</text:p>
            <text:p/>
            <text:p/>
            <text:p>2) Kind with kubernetes operators. (registry-operator and dex as example)</text:p>
          </draw:text-box>
        </draw:frame>
      </draw:page>
      <draw:page draw:name="page5" draw:style-name="dp1" draw:master-page-name="Default">
        <draw:frame draw:style-name="gr7" draw:text-style-name="P6" draw:layer="layout" svg:width="12.319cm" svg:height="12.192cm" svg:x="3.794cm" svg:y="2.651cm">
          <draw:text-box>
            <text:p text:style-name="P5"><text:span text:style-name="T1">DE</text:span><text:span text:style-name="T1">SI</text:span><text:span text:style-name="T1">GN </text:span><text:span text:style-name="T1">G</text:span><text:span text:style-name="T1">OA</text:span><text:span text:style-name="T1">LS: </text:span></text:p>
          </draw:text-box>
        </draw:frame>
        <draw:frame draw:style-name="gr8" draw:text-style-name="P8" draw:layer="layout" svg:width="18.669cm" svg:height="4.953cm" svg:x="2.143cm" svg:y="7.223cm">
          <draw:text-box>
            <text:p text:style-name="P7"><text:span text:style-name="T2">1) REMOTE </text:span><text:span text:style-name="T2">= LOCAL</text:span></text:p>
          </draw:text-box>
        </draw:frame>
        <draw:frame draw:style-name="gr8" draw:text-style-name="P8" draw:layer="layout" svg:width="18.669cm" svg:height="4.953cm" svg:x="2.143cm" svg:y="11.414cm">
          <draw:text-box>
            <text:p text:style-name="P7"><text:span text:style-name="T2">2) Frameworkless as possible</text:span></text:p>
          </draw:text-box>
        </draw:frame>
        <draw:frame draw:style-name="gr8" draw:text-style-name="P8" draw:layer="layout" svg:width="18.669cm" svg:height="4.953cm" svg:x="2.016cm" svg:y="14.843cm">
          <draw:text-box>
            <text:p text:style-name="P7"><text:span text:style-name="T2">3) easy to execute, <text:s/>change and maintain. (API)</text:span></text:p>
            <text:p text:style-name="P7"><text:span text:style-name="T2"><text:s/></text:span></text:p>
          </draw:text-box>
        </draw:frame>
        <draw:frame draw:style-name="gr9" draw:text-style-name="P8" draw:layer="layout" svg:width="11.557cm" svg:height="5.207cm" svg:x="1.889cm" svg:y="20.05cm">
          <draw:text-box>
            <text:p text:style-name="P7"><text:span text:style-name="T2">4) Beeing composable</text:span></text:p>
          </draw:text-box>
        </draw:frame>
      </draw:page>
      <draw:page draw:name="page6" draw:style-name="dp1" draw:master-page-name="Default">
        <draw:custom-shape draw:style-name="gr10" draw:text-style-name="P9" draw:layer="layout" svg:width="7.239cm" svg:height="4.572cm" svg:x="5.826cm" svg:y="2.397cm">
          <text:p text:style-name="P9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9" xml:id="id1" draw:id="id1" draw:layer="layout" svg:width="4.953cm" svg:height="2.54cm" svg:x="2.397cm" svg:y="9.763cm">
          <text:p text:style-name="P9">deploy</text:p>
          <draw:enhanced-geometry svg:viewBox="0 0 21600 21600" draw:type="rectangle" draw:enhanced-path="M 0 0 L 21600 0 21600 21600 0 21600 0 0 Z N"/>
        </draw:custom-shape>
        <draw:custom-shape draw:style-name="gr11" draw:text-style-name="P9" xml:id="id6" draw:id="id6" draw:layer="layout" svg:width="4.953cm" svg:height="2.54cm" svg:x="12.43cm" svg:y="9.89cm">
          <text:p text:style-name="P9">e2e-test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4.953cm" svg:height="2.54cm" svg:x="6.588cm" svg:y="13.065cm">
          <text:p text:style-name="P9">build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9" xml:id="id5" draw:id="id5" draw:layer="layout" svg:width="2.286cm" svg:height="1.27cm" svg:x="14.081cm" svg:y="17.637cm">
          <text:p text:style-name="P9">kind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2.54cm" svg:height="1.524cm" svg:x="1.508cm" svg:y="15.224cm">
          <text:p text:style-name="P9">docker</text:p>
          <draw:enhanced-geometry svg:viewBox="0 0 21600 21600" draw:type="rectangle" draw:enhanced-path="M 0 0 L 21600 0 21600 21600 0 21600 0 0 Z N"/>
        </draw:custom-shape>
        <draw:custom-shape draw:style-name="gr15" draw:text-style-name="P9" xml:id="id7" draw:id="id7" draw:layer="layout" svg:width="2.794cm" svg:height="1.651cm" svg:x="1.508cm" svg:y="19.034cm">
          <text:p text:style-name="P9">terraform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4.873cm" svg:y1="12.303cm" svg:x2="2.778cm" svg:y2="15.224cm" draw:start-shape="id1" draw:start-glue-point="2" draw:end-shape="id2" svg:d="M4873 12303v1461h-2095v1460" svg:viewBox="0 0 2096 2922">
          <text:p/>
        </draw:connector>
        <draw:connector draw:style-name="gr16" draw:text-style-name="P10" draw:layer="layout" svg:x1="7.35cm" svg:y1="11.033cm" svg:x2="7.35cm" svg:y2="11.033cm" draw:start-shape="id1" draw:end-shape="id1" svg:d="M7350 11033z" svg:viewBox="0 0 1 1">
          <text:p/>
        </draw:connector>
        <draw:connector draw:style-name="gr16" draw:text-style-name="P10" xml:id="id4" draw:id="id4" draw:layer="layout" svg:x1="4.048cm" svg:y1="15.986cm" svg:x2="4.048cm" svg:y2="15.986cm" draw:start-shape="id2" draw:start-glue-point="1" draw:end-shape="id2" draw:end-glue-point="1" svg:d="M4048 15986z" svg:viewBox="0 0 1 1">
          <text:p/>
        </draw:connector>
        <draw:connector draw:style-name="gr16" draw:text-style-name="P10" draw:layer="layout" svg:x1="2.778cm" svg:y1="16.748cm" svg:x2="2.969cm" svg:y2="19.36cm" draw:start-shape="id2" draw:start-glue-point="2" svg:d="M2778 16748v1557h191v1055" svg:viewBox="0 0 192 2613">
          <text:p/>
        </draw:connector>
        <draw:connector draw:style-name="gr16" draw:text-style-name="P10" draw:layer="layout" svg:x1="6.588cm" svg:y1="14.335cm" svg:x2="4.048cm" svg:y2="15.986cm" draw:start-shape="id3" draw:start-glue-point="3" draw:end-shape="id4" draw:end-glue-point="0" svg:d="M6588 14335h-1270v1651h-1270" svg:viewBox="0 0 2541 1652">
          <text:p/>
        </draw:connector>
        <draw:connector draw:style-name="gr16" draw:text-style-name="P10" draw:layer="layout" svg:x1="4.873cm" svg:y1="12.303cm" svg:x2="14.081cm" svg:y2="18.272cm" draw:start-shape="id1" draw:start-glue-point="2" draw:end-shape="id5" draw:end-glue-point="3" svg:d="M4873 12303v5969h9208" svg:viewBox="0 0 9209 5970">
          <text:p/>
        </draw:connector>
        <draw:connector draw:style-name="gr16" draw:text-style-name="P10" draw:layer="layout" svg:x1="14.906cm" svg:y1="12.43cm" svg:x2="15.224cm" svg:y2="17.637cm" draw:start-shape="id6" draw:end-shape="id5" svg:d="M14906 12430v2604h318v2603" svg:viewBox="0 0 319 5208">
          <text:p/>
        </draw:connector>
        <draw:custom-shape draw:style-name="gr17" draw:text-style-name="P9" xml:id="id8" draw:id="id8" draw:layer="layout" svg:width="8.255cm" svg:height="2.794cm" svg:x="4.81cm" svg:y="22.844cm">
          <text:p text:style-name="P9">DESIRED STATE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onnector draw:style-name="gr16" draw:text-style-name="P10" draw:layer="layout" svg:x1="2.905cm" svg:y1="20.685cm" svg:x2="4.81cm" svg:y2="24.241cm" draw:start-shape="id7" draw:start-glue-point="2" draw:end-shape="id8" draw:end-glue-point="3" svg:d="M2905 20685v3556h1905" svg:viewBox="0 0 1906 3557">
          <text:p/>
        </draw:connector>
        <draw:connector draw:style-name="gr16" draw:text-style-name="P10" draw:layer="layout" svg:x1="15.224cm" svg:y1="18.907cm" svg:x2="8.937cm" svg:y2="22.844cm" draw:start-shape="id5" draw:start-glue-point="2" draw:end-shape="id8" draw:end-glue-point="0" svg:d="M15224 18907v1969h-6287v1968" svg:viewBox="0 0 6288 3938">
          <text:p/>
        </draw:connector>
        <draw:frame draw:style-name="gr19" draw:text-style-name="P3" draw:layer="layout" svg:width="7.112cm" svg:height="1.651cm" svg:x="7.477cm" svg:y="7.477cm">
          <draw:text-box>
            <text:p>Make ...</text:p>
          </draw:text-box>
        </draw:frame>
        <draw:line draw:style-name="gr16" draw:text-style-name="P10" draw:layer="layout" svg:x1="11.033cm" svg:y1="7.858cm" svg:x2="11.033cm" svg:y2="10.906cm">
          <text:p/>
        </draw:line>
      </draw:page>
      <draw:page draw:name="page7" draw:style-name="dp1" draw:master-page-name="Default">
        <draw:custom-shape draw:style-name="gr10" draw:text-style-name="P9" draw:layer="layout" svg:width="7.239cm" svg:height="4.572cm" svg:x="5.826cm" svg:y="2.397cm">
          <text:p text:style-name="P9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9" xml:id="id9" draw:id="id9" draw:layer="layout" svg:width="4.953cm" svg:height="2.54cm" svg:x="2.397cm" svg:y="9.763cm">
          <text:p text:style-name="P9">deploy</text:p>
          <draw:enhanced-geometry svg:viewBox="0 0 21600 21600" draw:type="rectangle" draw:enhanced-path="M 0 0 L 21600 0 21600 21600 0 21600 0 0 Z N"/>
        </draw:custom-shape>
        <draw:custom-shape draw:style-name="gr11" draw:text-style-name="P9" xml:id="id14" draw:id="id14" draw:layer="layout" svg:width="4.953cm" svg:height="2.54cm" svg:x="12.43cm" svg:y="9.89cm">
          <text:p text:style-name="P9">e2e-test</text:p>
          <draw:enhanced-geometry svg:viewBox="0 0 21600 21600" draw:type="rectangle" draw:enhanced-path="M 0 0 L 21600 0 21600 21600 0 21600 0 0 Z N"/>
        </draw:custom-shape>
        <draw:custom-shape draw:style-name="gr11" draw:text-style-name="P9" xml:id="id11" draw:id="id11" draw:layer="layout" svg:width="4.953cm" svg:height="2.54cm" svg:x="6.588cm" svg:y="13.065cm">
          <text:p text:style-name="P9">build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9" xml:id="id13" draw:id="id13" draw:layer="layout" svg:width="2.286cm" svg:height="1.27cm" svg:x="14.081cm" svg:y="17.637cm">
          <text:p text:style-name="P9">kind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2.54cm" svg:height="1.524cm" svg:x="1.508cm" svg:y="15.224cm">
          <text:p text:style-name="P9">dock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1.651cm" svg:x="1.508cm" svg:y="19.034cm">
          <text:p text:style-name="P9">terraform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4.873cm" svg:y1="12.303cm" svg:x2="2.778cm" svg:y2="15.224cm" draw:start-shape="id9" draw:start-glue-point="2" draw:end-shape="id10" svg:d="M4873 12303v1461h-2095v1460" svg:viewBox="0 0 2096 2922">
          <text:p/>
        </draw:connector>
        <draw:connector draw:style-name="gr16" draw:text-style-name="P10" draw:layer="layout" svg:x1="7.35cm" svg:y1="11.033cm" svg:x2="7.35cm" svg:y2="11.033cm" draw:start-shape="id9" draw:end-shape="id9" svg:d="M7350 11033z" svg:viewBox="0 0 1 1">
          <text:p/>
        </draw:connector>
        <draw:connector draw:style-name="gr16" draw:text-style-name="P10" xml:id="id12" draw:id="id12" draw:layer="layout" svg:x1="4.048cm" svg:y1="15.986cm" svg:x2="4.048cm" svg:y2="15.986cm" draw:start-shape="id10" draw:start-glue-point="1" draw:end-shape="id10" draw:end-glue-point="1" svg:d="M4048 15986z" svg:viewBox="0 0 1 1">
          <text:p/>
        </draw:connector>
        <draw:connector draw:style-name="gr16" draw:text-style-name="P10" draw:layer="layout" svg:x1="2.778cm" svg:y1="16.748cm" svg:x2="2.969cm" svg:y2="19.36cm" draw:start-shape="id10" draw:start-glue-point="2" svg:d="M2778 16748v1557h191v1055" svg:viewBox="0 0 192 2613">
          <text:p/>
        </draw:connector>
        <draw:connector draw:style-name="gr16" draw:text-style-name="P10" draw:layer="layout" svg:x1="6.588cm" svg:y1="14.335cm" svg:x2="4.048cm" svg:y2="15.986cm" draw:start-shape="id11" draw:start-glue-point="3" draw:end-shape="id12" draw:end-glue-point="0" svg:d="M6588 14335h-1270v1651h-1270" svg:viewBox="0 0 2541 1652">
          <text:p/>
        </draw:connector>
        <draw:connector draw:style-name="gr16" draw:text-style-name="P10" draw:layer="layout" svg:x1="4.873cm" svg:y1="12.303cm" svg:x2="14.081cm" svg:y2="18.272cm" draw:start-shape="id9" draw:start-glue-point="2" draw:end-shape="id13" draw:end-glue-point="3" svg:d="M4873 12303v5969h9208" svg:viewBox="0 0 9209 5970">
          <text:p/>
        </draw:connector>
        <draw:connector draw:style-name="gr16" draw:text-style-name="P10" draw:layer="layout" svg:x1="14.906cm" svg:y1="12.43cm" svg:x2="15.224cm" svg:y2="17.637cm" draw:start-shape="id14" draw:end-shape="id13" svg:d="M14906 12430v2604h318v2603" svg:viewBox="0 0 319 5208">
          <text:p/>
        </draw:connector>
        <draw:custom-shape draw:style-name="gr17" draw:text-style-name="P9" draw:layer="layout" svg:width="8.255cm" svg:height="2.794cm" svg:x="4.81cm" svg:y="22.844cm">
          <text:p text:style-name="P9">DESIRED STATE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ustom-shape draw:style-name="gr20" draw:text-style-name="P11" draw:layer="layout" svg:width="4.826cm" svg:height="4.445cm" svg:x="12.68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21" draw:text-style-name="P3" draw:layer="layout" svg:width="10.795cm" svg:height="10.795cm" svg:x="3.921cm" svg:y="4.937cm">
          <draw:text-box>
            <text:p>LINDY EFFECT<text:line-break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54:14.355760222</meta:creation-date>
    <dc:date>2019-01-21T12:31:31.095591004</dc:date>
    <meta:editing-duration>PT7M30S</meta:editing-duration>
    <meta:editing-cycles>3</meta:editing-cycles>
    <meta:generator>LibreOffice/6.1.3.2$Linux_X86_64 LibreOffice_project/10$Build-2</meta:generator>
    <meta:document-statistic meta:object-count="51"/>
  </office:meta>
</office:document-meta>
</file>